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014cm" fo:min-width="3.564cm"/>
    </style:style>
    <style:style style:name="gr2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654cm" fo:min-width="3.604cm"/>
    </style:style>
    <style:style style:name="gr29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7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104cm" fo:min-width="3.354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104cm" fo:min-width="3.55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54cm" fo:min-width="4.361cm"/>
    </style:style>
    <style:style style:name="gr34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654cm" fo:min-width="4.654cm"/>
    </style:style>
    <style:style style:name="gr36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54cm" fo:min-width="5.40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54cm" fo:min-width="6.3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654cm" fo:min-width="8.874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654cm" fo:min-width="5.204cm"/>
    </style:style>
    <style:style style:name="gr41" style:family="graphic" style:parent-style-name="objectwithoutfill">
      <style:graphic-properties svg:stroke-width="0.1cm" svg:stroke-color="#caca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color="#ff4000" draw:marker-start="" draw:marker-end="" draw:marker-end-width="0.3cm" draw:fill="none" draw:textarea-vertical-align="middle"/>
    </style:style>
    <style:style style:name="gr43" style:family="graphic" style:parent-style-name="objectwithoutfill">
      <style:graphic-properties svg:stroke-width="0.1cm" svg:stroke-color="#00a933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caca00" draw:marker-start-width="0.5cm" draw:marker-end-width="0.5cm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654cm" fo:min-width="4.836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.654cm" fo:min-width="5.32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0.654cm" fo:min-width="4.304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0.654cm" fo:min-width="5.004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695cm" fo:min-width="4.789cm"/>
    </style:style>
    <style:style style:name="gr50" style:family="graphic" style:parent-style-name="standard">
      <style:graphic-properties svg:stroke-width="0.2cm" svg:stroke-color="#000000" draw:marker-start-width="0.8cm" draw:marker-end-width="0.8cm" draw:textarea-vertical-align="middle" fo:padding-top="0.225cm" fo:padding-bottom="0.225cm" fo:padding-left="0.35cm" fo:padding-right="0.35cm"/>
    </style:style>
    <style:style style:name="gr51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fo:min-height="0.85cm"/>
    </style:style>
    <style:style style:name="gr54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55" style:family="graphic" style:parent-style-name="objectwithoutfill">
      <style:graphic-properties svg:stroke-width="0.106cm" svg:stroke-color="#000000" draw:marker-start="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57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58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59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60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61" style:family="graphic" style:parent-style-name="standard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68cm" fo:min-width="5.228cm" fo:padding-top="0.204cm" fo:padding-bottom="0.204cm" fo:padding-left="0.329cm" fo:padding-right="0.32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start">
        <style:tab-stops>
          <style:tab-stop style:position="1.501cm"/>
        </style:tab-stops>
      </style:paragraph-properties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6pt" style:letter-kerning="true" style:font-name-asian="PingFang SC" style:font-size-asian="12pt" style:font-name-complex="Lucida Sans" style:font-size-complex="12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6pt" style:letter-kerning="true" style:font-name-asian="PingFang SC" style:font-size-asian="12pt" style:font-name-complex="Lucida Sans" style:font-size-complex="12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="none"/>
      <style:paragraph-properties fo:text-align="center"/>
      <style:text-properties fo:font-size="16pt" fo:background-color="#ffffff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6pt"/>
    </style:style>
    <style:style style:name="P17" style:family="paragraph">
      <loext:graphic-properties draw:fill="none"/>
      <style:paragraph-properties fo:text-align="center"/>
      <style:text-properties fo:font-size="16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background-color="#ffffff" style:font-size-asian="12pt" style:font-size-complex="1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5 2050-275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5 0 1125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5 0-675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6 0 1676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  <draw:page draw:name="page3" draw:style-name="dp1" draw:master-page-name="Default">
        <draw:custom-shape draw:style-name="gr18" draw:text-style-name="P7" xml:id="id27" draw:id="id27" draw:layer="layout" svg:width="6.1cm" svg:height="2.6cm" svg:x="2.3cm" svg:y="1.5cm">
          <text:p text:style-name="P6"><text:span text:style-name="T4">Setup</text:span></text:p>
          <text:p text:style-name="P6"><text:span text:style-name="T5">Calc cursor_multiplier</text:span></text:p>
          <text:p text:style-name="P6"><text:span text:style-name="T5">Calc thousands column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8" draw:id="id28" draw:layer="layout" svg:width="1.8cm" svg:height="0.9cm" svg:x="2.3cm" svg:y="4.6cm">
          <text:p text:style-name="P1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4cm" svg:height="0.9cm" svg:x="2.3cm" svg:y="5.9cm">
          <text:p text:style-name="P1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35cm" svg:y1="4.1cm" svg:x2="3.2cm" svg:y2="4.6cm" draw:start-shape="id27" draw:start-glue-point="2" draw:end-shape="id28" draw:end-glue-point="0" svg:d="M5350 4100v250h-2150v250" svg:viewBox="0 0 2151 501">
          <text:p/>
        </draw:connector>
        <draw:connector draw:style-name="gr21" draw:text-style-name="P1" draw:layer="layout" svg:x1="3.2cm" svg:y1="5.5cm" svg:x2="4.3cm" svg:y2="5.9cm" draw:start-shape="id28" draw:start-glue-point="2" draw:end-shape="id29" draw:end-glue-point="0" svg:d="M3200 5500v200h1100v200" svg:viewBox="0 0 1101 401">
          <text:p/>
        </draw:connector>
        <draw:custom-shape draw:style-name="gr22" draw:text-style-name="P8" xml:id="id31" draw:id="id31" draw:layer="layout" svg:width="7.8cm" svg:height="0.7cm" svg:x="2.2cm" svg:y="9cm">
          <text:p text:style-name="P1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30" draw:id="id30" draw:layer="layout" svg:width="4cm" svg:height="0.9cm" svg:x="2.4cm" svg:y="7.1cm">
          <text:p text:style-name="P1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.3cm" svg:y1="6.8cm" svg:x2="4.4cm" svg:y2="7.1cm" draw:start-shape="id29" draw:start-glue-point="2" draw:end-shape="id30" draw:end-glue-point="0" svg:d="M4300 6800v150h100v150" svg:viewBox="0 0 101 301">
          <text:p/>
        </draw:connector>
        <draw:connector draw:style-name="gr21" draw:text-style-name="P1" draw:layer="layout" svg:x1="4.4cm" svg:y1="8cm" svg:x2="6.1cm" svg:y2="9cm" draw:start-shape="id30" draw:start-glue-point="2" draw:end-shape="id31" draw:end-glue-point="0" svg:d="M4400 8000v500h1700v500" svg:viewBox="0 0 1701 1001">
          <text:p/>
        </draw:connector>
        <draw:connector draw:style-name="gr23" draw:text-style-name="P1" draw:layer="layout" svg:x1="2.3cm" svg:y1="5.05cm" svg:x2="2.2cm" svg:y2="9.35cm" draw:start-shape="id28" draw:end-shape="id31" draw:end-glue-point="3" svg:d="M2300 5050h-601v4300h501" svg:viewBox="0 0 602 4301">
          <text:p/>
        </draw:connector>
        <draw:custom-shape draw:style-name="gr24" draw:text-style-name="P10" xml:id="id32" draw:id="id32" draw:layer="layout" svg:width="10.1cm" svg:height="6.9cm" svg:x="11.2cm" svg:y="2cm">
          <text:p text:style-name="P6"><text:span text:style-name="T5">Testtext()</text:span></text:p>
          <text:p text:style-name="P6"><text:span text:style-name="T5">Use Statics to set lastvalues</text:span></text:p>
          <text:p text:style-name="P6"><text:span text:style-name="T5">Check to see if anything has changed – if not exit</text:span></text:p>
          <text:p text:style-name="P6"><text:span text:style-name="T5">Calculate int values for ones, tens, hundreds, thousands</text:span></text:p>
          <text:p text:style-name="P6"><text:span text:style-name="T5">If thousands have changed or hundreds==9 &amp; tens==9</text:span></text:p>
          <text:p text:style-name="P9"><text:span text:style-name="T5"><text:s text:c="3"/></text:span><text:span text:style-name="T5">Last thousands = thousands</text:span></text:p>
          <text:p text:style-name="P9"><text:span text:style-name="T5"><text:s text:c="3"/></text:span><text:span text:style-name="T5">If thousands ==0 then draw hatch</text:span></text:p>
          <text:p text:style-name="P6"><text:span text:style-name="T5"><text:s text:c="6"/></text:span><text:span text:style-name="T5">Else</text:span></text:p>
          <text:p text:style-name="P6"><text:span text:style-name="T5"><text:s text:c="6"/></text:span><text:span text:style-name="T5">If hundreds==9 and tens == 9</text:span></text:p>
          <text:p text:style-name="P6"><text:span text:style-name="T5"><text:tab/></text:span></text:p>
          <text:p text:style-name="P6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5cm" svg:x2="11.2cm" svg:y2="5.45cm" draw:start-shape="id30" draw:start-glue-point="1" draw:end-shape="id32" svg:d="M6400 7550h2400v-2100h2400" svg:viewBox="0 0 4801 2101">
          <text:p/>
        </draw:connector>
        <draw:custom-shape draw:style-name="gr25" draw:text-style-name="P10" xml:id="id33" draw:id="id33" draw:layer="layout" svg:width="10.1cm" svg:height="4cm" svg:x="11.3cm" svg:y="12.5cm">
          <text:p text:style-name="P6"><text:span text:style-name="T5">DrawHatch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5cm" svg:y1="8.9cm" svg:x2="16.35cm" svg:y2="12.5cm" draw:start-shape="id32" draw:start-glue-point="2" draw:end-shape="id33" svg:d="M16250 8900v1800h100v1800" svg:viewBox="0 0 101 3601">
          <text:p/>
        </draw:connector>
      </draw:page>
      <draw:page draw:name="page4" draw:style-name="dp1" draw:master-page-name="Default">
        <draw:custom-shape draw:style-name="gr2" draw:text-style-name="P2" xml:id="id34" draw:id="id34" draw:layer="layout" svg:width="6.6cm" svg:height="1cm" svg:x="17.2cm" svg:y="6cm">
          <text:p text:style-name="P1"><text:span text:style-name="T1">Ethernet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20.5cm" svg:y1="6cm" svg:x2="20.466cm" svg:y2="4.296cm" draw:start-shape="id34" draw:start-glue-point="0" svg:d="M20500 6000c0-1653-34-801-34-1704" svg:viewBox="0 0 35 1705">
          <text:p text:style-name="P1"><text:span text:style-name="T3">To Sim</text:span></text:p>
        </draw:connector>
        <draw:custom-shape draw:style-name="gr26" draw:text-style-name="P2" xml:id="id35" draw:id="id35" draw:layer="layout" svg:width="4.2cm" svg:height="1.4cm" svg:x="4.212cm" svg:y="5.559cm">
          <text:p text:style-name="P1"><text:span text:style-name="T1">Left Arduino Input</text:span></text:p>
          <text:p text:style-name="P1"><text:span text:style-name="T1">172.16.1.10</text:span></text:p>
          <text:p text:style-name="P1"><text:span text:style-name="T1">Device ID: 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8.412cm" svg:y1="6.259cm" svg:x2="17.2cm" svg:y2="6.5cm" draw:start-shape="id35" draw:start-glue-point="1" draw:end-shape="id34" draw:end-glue-point="3" svg:d="M8412 6259c6592 0 2199 241 8788 241" svg:viewBox="0 0 8789 242">
          <text:p text:style-name="P1"><text:span text:style-name="T3"/></text:p>
          <text:p text:style-name="P1"><text:span text:style-name="T3"/></text:p>
        </draw:connector>
        <draw:custom-shape draw:style-name="gr28" draw:text-style-name="P2" xml:id="id36" draw:id="id36" draw:layer="layout" svg:width="4.2cm" svg:height="1cm" svg:x="4.212cm" svg:y="7.788cm">
          <text:p text:style-name="P1"><text:span text:style-name="T1">Left Arduino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draw:type="curve" svg:x1="8.412cm" svg:y1="8.288cm" svg:x2="17.2cm" svg:y2="6.5cm" draw:start-shape="id36" draw:start-glue-point="1" draw:end-shape="id34" draw:end-glue-point="3" svg:d="M8412 8288c6592 0 2199-1788 8788-1788" svg:viewBox="0 0 8789 1789">
          <text:p/>
        </draw:connector>
        <draw:frame draw:style-name="gr30" draw:text-style-name="P11" draw:layer="layout" svg:width="9.1cm" svg:height="2cm" svg:x="31.4cm" svg:y="26.2cm">
          <draw:text-box>
            <text:p>High Level Physical Layout</text:p>
          </draw:text-box>
        </draw:frame>
        <draw:custom-shape draw:style-name="gr31" draw:text-style-name="P2" xml:id="id41" draw:id="id41" draw:layer="layout" svg:width="4cm" svg:height="1.5cm" svg:x="18.4cm" svg:y="11.1cm">
          <text:p text:style-name="P1"><text:span text:style-name="T1">Raspberry Pi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40" draw:id="id40" draw:layer="layout" svg:width="4.2cm" svg:height="1.5cm" svg:x="22.9cm" svg:y="11.1cm">
          <text:p text:style-name="P1"><text:span text:style-name="T1">Front Arduino Output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8" draw:id="id38" draw:layer="layout" svg:width="4.2cm" svg:height="1cm" svg:x="32.219cm" svg:y="7.766cm">
          <text:p text:style-name="P1"><text:span text:style-name="T1">Righ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32.219cm" svg:y1="6.226cm" svg:x2="23.8cm" svg:y2="6.5cm" draw:start-shape="id37" draw:start-glue-point="3" draw:end-shape="id34" draw:end-glue-point="1" svg:d="M32219 6226c-6313 0-2104 274-8419 274" svg:viewBox="0 0 8420 275">
          <text:p text:style-name="P1"><text:span text:style-name="T3"/></text:p>
          <text:p text:style-name="P1"><text:span text:style-name="T3"/></text:p>
        </draw:connector>
        <draw:connector draw:style-name="gr29" draw:text-style-name="P5" draw:layer="layout" draw:type="curve" svg:x1="32.219cm" svg:y1="8.266cm" svg:x2="23.8cm" svg:y2="6.5cm" draw:start-shape="id38" draw:start-glue-point="3" draw:end-shape="id34" draw:end-glue-point="1" svg:d="M32219 8266c-6313 0-2104-1766-8419-1766" svg:viewBox="0 0 8420 1767">
          <text:p/>
        </draw:connector>
        <draw:connector draw:style-name="gr29" draw:text-style-name="P5" draw:layer="layout" draw:type="curve" svg:x1="20.5cm" svg:y1="7cm" svg:x2="15.348cm" svg:y2="11.046cm" draw:start-shape="id34" draw:start-glue-point="2" draw:end-shape="id39" draw:end-glue-point="0" svg:d="M20500 7000c0 3036-5152 1013-5152 4046" svg:viewBox="0 0 5153 4047">
          <text:p/>
        </draw:connector>
        <draw:connector draw:style-name="gr29" draw:text-style-name="P5" draw:layer="layout" draw:type="curve" svg:x1="20.5cm" svg:y1="7cm" svg:x2="25cm" svg:y2="11.1cm" draw:end-shape="id40" draw:end-glue-point="0" svg:d="M20500 7000c0 2700 4500 650 4500 4100" svg:viewBox="0 0 4501 4101">
          <text:p/>
        </draw:connector>
        <draw:connector draw:style-name="gr29" draw:text-style-name="P5" draw:layer="layout" draw:type="curve" svg:x1="20.5cm" svg:y1="7cm" svg:x2="20.4cm" svg:y2="11.1cm" draw:end-shape="id41" draw:end-glue-point="0" svg:d="M20500 7000c0 2700-100 650-100 4100" svg:viewBox="0 0 101 4101">
          <text:p/>
        </draw:connector>
        <draw:custom-shape draw:style-name="gr33" draw:text-style-name="P2" xml:id="id42" draw:id="id42" draw:layer="layout" svg:width="4.957cm" svg:height="1cm" svg:x="12.831cm" svg:y="13.841cm">
          <text:p text:style-name="P1"><text:span text:style-name="T1">Fron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4" draw:id="id44" draw:layer="layout" svg:width="4.2cm" svg:height="1cm" svg:x="7.05cm" svg:y="18.3cm">
          <text:p text:style-name="P1"><text:span text:style-name="T1">Panel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15.348cm" svg:y1="12.446cm" svg:x2="15.309cm" svg:y2="13.841cm" draw:start-shape="id39" draw:start-glue-point="2" draw:end-shape="id42" draw:end-glue-point="0" svg:d="M15348 12446c0 1047-39 350-39 1395" svg:viewBox="0 0 40 1396">
          <text:p/>
        </draw:connector>
        <draw:connector draw:style-name="gr21" draw:text-style-name="P1" draw:layer="layout" draw:type="curve" svg:x1="9.15cm" svg:y1="16.6cm" svg:x2="9.15cm" svg:y2="18.3cm" draw:start-shape="id43" draw:start-glue-point="2" draw:end-shape="id44" draw:end-glue-point="0" svg:d="M9150 16600v1700" svg:viewBox="0 0 1 1701">
          <text:p/>
        </draw:connector>
        <draw:custom-shape draw:style-name="gr35" draw:text-style-name="P2" xml:id="id45" draw:id="id45" draw:layer="layout" svg:width="5.25cm" svg:height="1cm" svg:x="22.375cm" svg:y="13.6cm">
          <text:p text:style-name="P1"><text:span text:style-name="T1">Fron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25cm" svg:y1="12.6cm" svg:x2="25cm" svg:y2="13.6cm" draw:start-shape="id40" draw:start-glue-point="2" draw:end-shape="id45" draw:end-glue-point="0" svg:d="M25000 12600v1000" svg:viewBox="0 0 1 1001">
          <text:p/>
        </draw:connector>
        <draw:custom-shape draw:style-name="gr15" draw:text-style-name="P2" xml:id="id46" draw:id="id46" draw:layer="layout" svg:width="6.3cm" svg:height="1cm" svg:x="21.85cm" svg:y="17.2cm">
          <text:p text:style-name="P1"><text:span text:style-name="T1">Fron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27.625cm" svg:y1="14.1cm" svg:x2="28.15cm" svg:y2="17.7cm" draw:start-shape="id45" draw:start-glue-point="1" draw:end-shape="id46" draw:end-glue-point="1" svg:d="M27625 14100c1540 0 1278 3600 525 3600" svg:viewBox="0 0 1126 3601">
          <text:p text:style-name="P1"><text:span text:style-name="T3">Servo Breakout</text:span></text:p>
        </draw:connector>
        <draw:connector draw:style-name="gr36" draw:text-style-name="P5" draw:layer="layout" draw:type="curve" svg:x1="25cm" svg:y1="14.6cm" svg:x2="25cm" svg:y2="17.2cm" draw:start-shape="id45" draw:start-glue-point="2" draw:end-shape="id46" draw:end-glue-point="0" svg:d="M25000 14600v2600" svg:viewBox="0 0 1 2601">
          <text:p text:style-name="P1"><text:span text:style-name="T3">UN2003</text:span></text:p>
        </draw:connector>
        <draw:connector draw:style-name="gr36" draw:text-style-name="P5" draw:layer="layout" draw:type="curve" svg:x1="22.375cm" svg:y1="14.1cm" svg:x2="21.85cm" svg:y2="17.7cm" draw:start-shape="id45" draw:start-glue-point="3" draw:end-shape="id46" draw:end-glue-point="3" svg:d="M22375 14100c-1539 0-1276 3600-525 3600" svg:viewBox="0 0 1125 3601">
          <text:p text:style-name="P1"><text:span text:style-name="T3">Max7219</text:span></text:p>
        </draw:connector>
        <draw:connector draw:style-name="gr36" draw:text-style-name="P5" draw:layer="layout" draw:type="curve" svg:x1="21.85cm" svg:y1="17.7cm" svg:x2="11.25cm" svg:y2="18.8cm" draw:start-shape="id46" draw:start-glue-point="3" draw:end-shape="id44" draw:end-glue-point="1" svg:d="M21850 17700c-7948 0-2649 1100-10600 1100" svg:viewBox="0 0 10601 1101">
          <text:p text:style-name="P1"><text:span text:style-name="T3">LEDs</text:span></text:p>
        </draw:connector>
        <draw:connector draw:style-name="gr36" draw:text-style-name="P5" draw:layer="layout" draw:type="curve" svg:x1="25cm" svg:y1="18.2cm" svg:x2="9.15cm" svg:y2="19.3cm" draw:start-shape="id46" draw:start-glue-point="2" draw:end-shape="id44" draw:end-glue-point="2" svg:d="M25000 18200c0 2403-15850 1853-15850 1100" svg:viewBox="0 0 15851 1744">
          <text:p text:style-name="P1"><text:span text:style-name="T3">Servo to Spare Area (or direct to servo)</text:span></text:p>
        </draw:connector>
        <draw:connector draw:style-name="gr36" draw:text-style-name="P5" draw:layer="layout" draw:type="curve" draw:line-skew="2.604cm" svg:x1="25cm" svg:y1="18.2cm" svg:x2="9.15cm" svg:y2="19.3cm" draw:start-shape="id46" draw:start-glue-point="2" draw:end-shape="id44" draw:end-glue-point="2" svg:d="M25000 18200c0 6309-15850 5759-15850 1100" svg:viewBox="0 0 15851 4667">
          <text:p text:style-name="P1"><text:span text:style-name="T3">12V Lamp/Magnetic Switches to Spare Area</text:span></text:p>
        </draw:connector>
        <draw:custom-shape draw:style-name="gr37" draw:text-style-name="P2" xml:id="id48" draw:id="id48" draw:layer="layout" svg:width="6cm" svg:height="1cm" svg:x="29.2cm" svg:y="23.6cm">
          <text:p text:style-name="P1"><text:span text:style-name="T1">Back Lighting 12V PWM</text:span></text:p>
          <text:p text:style-name="P1"><text:span text:style-name="T1">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1" draw:id="id51" draw:layer="layout" svg:width="6.9cm" svg:height="1cm" svg:x="30.3cm" svg:y="18.6cm">
          <text:p text:style-name="P1"><text:span text:style-name="T1">5V Servo (possibly Led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52" draw:id="id52" draw:layer="layout" svg:width="9.47cm" svg:height="1cm" svg:x="29.13cm" svg:y="21.154cm">
          <text:p text:style-name="P1"><text:span text:style-name="T1">12V Magnetic Switch <text:s/>(possibly Lamp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7" draw:id="id47" draw:layer="layout" svg:width="5.8cm" svg:height="1cm" svg:x="21.9cm" svg:y="23.5cm">
          <text:p text:style-name="P1"><text:span text:style-name="T1">Fron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9" draw:id="id49" draw:layer="layout" svg:width="5.8cm" svg:height="1cm" svg:x="21.9cm" svg:y="25cm">
          <text:p text:style-name="P1"><text:span text:style-name="T1">Lef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0" draw:id="id50" draw:layer="layout" svg:width="5.8cm" svg:height="1cm" svg:x="21.8cm" svg:y="26.4cm">
          <text:p text:style-name="P1"><text:span text:style-name="T1">Righ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svg:x1="27.7cm" svg:y1="24cm" svg:x2="29.2cm" svg:y2="24.1cm" draw:start-shape="id47" draw:start-glue-point="1" draw:end-shape="id48" draw:end-glue-point="3" svg:d="M27700 24000c1125 0 375 100 1500 100" svg:viewBox="0 0 1501 101">
          <text:p/>
        </draw:connector>
        <draw:connector draw:style-name="gr41" draw:text-style-name="P5" draw:layer="layout" draw:type="curve" svg:x1="27.7cm" svg:y1="25.5cm" svg:x2="29.2cm" svg:y2="24.1cm" draw:start-shape="id49" draw:start-glue-point="1" svg:d="M27700 25500c1501 0 752-1400 1500-1400" svg:viewBox="0 0 1501 1401">
          <text:p/>
        </draw:connector>
        <draw:connector draw:style-name="gr41" draw:text-style-name="P5" draw:layer="layout" draw:type="curve" svg:x1="27.6cm" svg:y1="26.9cm" svg:x2="29.2cm" svg:y2="24.1cm" draw:start-shape="id50" draw:start-glue-point="1" svg:d="M27600 26900c1576 0 777-2800 1600-2800" svg:viewBox="0 0 1601 2801">
          <text:p/>
        </draw:connector>
        <draw:connector draw:style-name="gr42" draw:text-style-name="P5" draw:layer="layout" draw:type="curve" svg:x1="28.15cm" svg:y1="17.7cm" svg:x2="30.3cm" svg:y2="19.1cm" draw:start-shape="id46" draw:start-glue-point="1" draw:end-shape="id51" draw:end-glue-point="3" svg:d="M28150 17700c1614 0 539 1400 2150 1400" svg:viewBox="0 0 2151 1401">
          <text:p/>
        </draw:connector>
        <draw:connector draw:style-name="gr43" draw:text-style-name="P5" draw:layer="layout" draw:type="curve" svg:x1="28.15cm" svg:y1="17.7cm" svg:x2="29.13cm" svg:y2="21.654cm" draw:start-shape="id46" draw:start-glue-point="1" draw:end-shape="id52" draw:end-glue-point="3" svg:d="M28150 17700c753 0 503 1978 491 1978-11 0-262 1976 489 1976" svg:viewBox="0 0 981 3955">
          <text:p/>
        </draw:connector>
        <draw:connector draw:style-name="gr44" draw:text-style-name="P1" draw:layer="layout" draw:type="curve" svg:x1="9.15cm" svg:y1="19.3cm" svg:x2="21.9cm" svg:y2="24cm" draw:start-shape="id44" draw:start-glue-point="2" draw:end-shape="id47" draw:end-glue-point="3" svg:d="M9150 19300c0 3134 4250 4700 12750 4700" svg:viewBox="0 0 12751 4701">
          <text:p/>
        </draw:connector>
        <draw:custom-shape draw:style-name="gr45" draw:text-style-name="P2" xml:id="id53" draw:id="id53" draw:layer="layout" svg:width="5.432cm" svg:height="1cm" svg:x="31.603cm" svg:y="9.606cm">
          <text:p text:style-name="P1"><text:span text:style-name="T1">Righ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54" draw:id="id54" draw:layer="layout" svg:width="5.918cm" svg:height="1cm" svg:x="31.36cm" svg:y="11.444cm">
          <text:p text:style-name="P1"><text:span text:style-name="T1">Righ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37.035cm" svg:y1="10.106cm" svg:x2="37.278cm" svg:y2="11.944cm" draw:start-shape="id53" draw:start-glue-point="1" draw:end-shape="id54" draw:end-glue-point="1" svg:d="M37035 10106c1117 0 996 1838 243 1838" svg:viewBox="0 0 824 1839">
          <text:p text:style-name="P1"><text:span text:style-name="T3">Servo Breakout</text:span></text:p>
        </draw:connector>
        <draw:connector draw:style-name="gr36" draw:text-style-name="P5" draw:layer="layout" draw:type="curve" svg:x1="34.319cm" svg:y1="10.606cm" svg:x2="34.319cm" svg:y2="11.444cm" draw:start-shape="id53" draw:start-glue-point="2" draw:end-shape="id54" draw:end-glue-point="0" svg:d="M34319 10606v838" svg:viewBox="0 0 1 839">
          <text:p text:style-name="P1"><text:span text:style-name="T3">UN2003</text:span></text:p>
        </draw:connector>
        <draw:connector draw:style-name="gr36" draw:text-style-name="P5" draw:layer="layout" draw:type="curve" svg:x1="31.603cm" svg:y1="10.106cm" svg:x2="31.36cm" svg:y2="11.944cm" draw:start-shape="id53" draw:start-glue-point="3" draw:end-shape="id54" draw:end-glue-point="3" svg:d="M31603 10106c-1116 0-994 1838-243 1838" svg:viewBox="0 0 823 1839">
          <text:p text:style-name="P1"><text:span text:style-name="T3">Max7219</text:span></text:p>
        </draw:connector>
        <draw:custom-shape draw:style-name="gr28" draw:text-style-name="P2" xml:id="id55" draw:id="id55" draw:layer="layout" svg:width="4.2cm" svg:height="1cm" svg:x="4.212cm" svg:y="9.618cm">
          <text:p text:style-name="P1"><text:span text:style-name="T1">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56" draw:id="id56" draw:layer="layout" svg:width="4.9cm" svg:height="1cm" svg:x="3.862cm" svg:y="11.444cm">
          <text:p text:style-name="P1"><text:span text:style-name="T1">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8.412cm" svg:y1="10.118cm" svg:x2="8.762cm" svg:y2="11.944cm" draw:start-shape="id55" draw:start-glue-point="1" draw:end-shape="id56" draw:end-glue-point="1" svg:d="M8412 10118c1278 0 1103 1826 350 1826" svg:viewBox="0 0 939 1827">
          <text:p text:style-name="P1"><text:span text:style-name="T3">Servo Breakout</text:span></text:p>
        </draw:connector>
        <draw:connector draw:style-name="gr36" draw:text-style-name="P5" draw:layer="layout" draw:type="curve" svg:x1="6.312cm" svg:y1="10.618cm" svg:x2="6.312cm" svg:y2="11.444cm" draw:start-shape="id55" draw:start-glue-point="2" draw:end-shape="id56" draw:end-glue-point="0" svg:d="M6312 10618v826" svg:viewBox="0 0 1 827">
          <text:p text:style-name="P1"><text:span text:style-name="T3">UN2003</text:span></text:p>
        </draw:connector>
        <draw:connector draw:style-name="gr36" draw:text-style-name="P5" draw:layer="layout" draw:type="curve" svg:x1="4.212cm" svg:y1="10.118cm" svg:x2="3.862cm" svg:y2="11.944cm" draw:start-shape="id55" draw:start-glue-point="3" draw:end-shape="id56" draw:end-glue-point="3" svg:d="M4212 10118c-1276 0-1101 1826-350 1826" svg:viewBox="0 0 938 1827">
          <text:p text:style-name="P1"><text:span text:style-name="T3">Max7219</text:span></text:p>
        </draw:connector>
        <draw:custom-shape draw:style-name="gr48" draw:text-style-name="P2" xml:id="id57" draw:id="id57" draw:layer="layout" svg:width="5.6cm" svg:height="1cm" svg:x="3.512cm" svg:y="3.729cm">
          <text:p text:style-name="P1"><text:span text:style-name="T1">Lef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6.312cm" svg:y1="5.559cm" svg:x2="6.312cm" svg:y2="4.729cm" draw:start-shape="id35" draw:start-glue-point="0" draw:end-shape="id57" draw:end-glue-point="2" svg:d="M6312 5559v-830" svg:viewBox="0 0 1 831">
          <text:p/>
        </draw:connector>
        <draw:custom-shape draw:style-name="gr49" draw:text-style-name="P2" xml:id="id58" draw:id="id58" draw:layer="layout" svg:width="5.391cm" svg:height="1.047cm" svg:x="31.624cm" svg:y="3.64cm">
          <text:p text:style-name="P1"><text:span text:style-name="T1">Righ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curve" svg:x1="34.319cm" svg:y1="5.526cm" svg:x2="34.319cm" svg:y2="4.687cm" draw:start-shape="id37" draw:start-glue-point="0" draw:end-shape="id58" draw:end-glue-point="2" svg:d="M34319 5526v-839" svg:viewBox="0 0 1 840">
          <text:p/>
        </draw:connector>
        <draw:custom-shape draw:style-name="gr28" draw:text-style-name="P2" xml:id="id60" draw:id="id60" draw:layer="layout" svg:width="4.2cm" svg:height="1cm" svg:x="4.212cm" svg:y="1.9cm">
          <text:p text:style-name="P1"><text:span text:style-name="T1"><text:s/></text:span><text:span text:style-name="T1">Lef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59" draw:id="id59" draw:layer="layout" svg:width="4.2cm" svg:height="1cm" svg:x="32.219cm" svg:y="1.8cm">
          <text:p text:style-name="P1"><text:span text:style-name="T1"><text:s/></text:span><text:span text:style-name="T1">Righ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3" draw:id="id43" draw:layer="layout" svg:width="4.2cm" svg:height="1cm" svg:x="7.05cm" svg:y="15.6cm">
          <text:p text:style-name="P1"><text:span text:style-name="T1"><text:s/></text:span><text:span text:style-name="T1">Fron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1" draw:layer="layout" draw:type="curve" svg:x1="34.319cm" svg:y1="3.64cm" svg:x2="34.319cm" svg:y2="2.8cm" draw:start-shape="id58" draw:start-glue-point="0" draw:end-shape="id59" draw:end-glue-point="2" svg:d="M34319 3640v-840" svg:viewBox="0 0 1 841">
          <text:p/>
        </draw:connector>
        <draw:connector draw:style-name="gr50" draw:text-style-name="P1" draw:layer="layout" draw:type="curve" svg:x1="6.312cm" svg:y1="3.729cm" svg:x2="6.312cm" svg:y2="2.9cm" draw:start-shape="id57" draw:start-glue-point="0" draw:end-shape="id60" draw:end-glue-point="2" svg:d="M6312 3729v-829" svg:viewBox="0 0 1 830">
          <text:p/>
        </draw:connector>
        <draw:connector draw:style-name="gr50" draw:text-style-name="P1" draw:layer="layout" draw:type="curve" svg:x1="11.25cm" svg:y1="16.1cm" svg:x2="15.309cm" svg:y2="14.841cm" draw:start-shape="id43" draw:start-glue-point="1" draw:end-shape="id42" draw:end-glue-point="2" svg:d="M11250 16100c2706 0 4059-419 4059-1259" svg:viewBox="0 0 4060 1260">
          <text:p/>
        </draw:connector>
        <draw:connector draw:style-name="gr34" draw:text-style-name="P1" draw:layer="layout" draw:type="curve" svg:x1="34.319cm" svg:y1="8.766cm" svg:x2="34.319cm" svg:y2="9.606cm" draw:start-shape="id38" draw:start-glue-point="2" draw:end-shape="id53" draw:end-glue-point="0" svg:d="M34319 8766v840" svg:viewBox="0 0 1 841">
          <text:p/>
        </draw:connector>
        <draw:connector draw:style-name="gr34" draw:text-style-name="P1" draw:layer="layout" draw:type="curve" svg:x1="6.312cm" svg:y1="8.788cm" svg:x2="6.312cm" svg:y2="9.618cm" draw:start-shape="id36" draw:start-glue-point="2" draw:end-shape="id55" draw:end-glue-point="0" svg:d="M6312 8788v830" svg:viewBox="0 0 1 831">
          <text:p/>
        </draw:connector>
        <draw:custom-shape draw:style-name="gr26" draw:text-style-name="P2" xml:id="id37" draw:id="id37" draw:layer="layout" svg:width="4.2cm" svg:height="1.4cm" svg:x="32.219cm" svg:y="5.526cm">
          <text:p text:style-name="P1"><text:span text:style-name="T1">Right Arduino Input</text:span></text:p>
          <text:p text:style-name="P1"><text:span text:style-name="T1">172.16.1.12</text:span></text:p>
          <text:p text:style-name="P1"><text:span text:style-name="T1">Device ID: 2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2cm" svg:height="1.4cm" svg:x="13.248cm" svg:y="11.046cm">
          <text:p text:style-name="P1"><text:span text:style-name="T1">Front Arduino Input</text:span></text:p>
          <text:p text:style-name="P1"><text:span text:style-name="T1">172.16.1.11</text:span></text:p>
          <text:p text:style-name="P1"><text:span text:style-name="T1">Device ID: 1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51" draw:text-style-name="P13" xml:id="id61" draw:id="id61" draw:layer="layout" svg:width="6cm" svg:height="3cm" svg:x="2cm" svg:y="6.6cm">
          <text:p text:style-name="P12">Left Arduino Input</text:p>
          <text:p text:style-name="P12">172.16.1.10</text:p>
          <text:p text:style-name="P12">Device ID: 0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5" draw:layer="layout" draw:type="curve" svg:x1="8cm" svg:y1="8.1cm" svg:x2="11.6cm" svg:y2="10.205cm" draw:start-shape="id61" draw:start-glue-point="1" draw:end-shape="id62" draw:end-glue-point="3" svg:d="M8000 8100c2701 0 902 2105 3600 2105" svg:viewBox="0 0 3601 2106">
          <text:p text:style-name="P14"><text:span text:style-name="T6"/></text:p>
          <text:p text:style-name="P14"><text:span text:style-name="T6"/></text:p>
        </draw:connector>
        <draw:frame draw:style-name="gr53" draw:text-style-name="P16" draw:layer="layout" svg:width="7cm" svg:height="1.195cm" svg:x="11.1cm" svg:y="1.81cm">
          <draw:text-box>
            <text:p text:style-name="P14"><text:span text:style-name="T7">IP</text:span> <text:span text:style-name="T7">Addressing</text:span></text:p>
          </draw:text-box>
        </draw:frame>
        <draw:custom-shape draw:style-name="gr54" draw:text-style-name="P13" xml:id="id62" draw:id="id62" draw:layer="layout" svg:width="6cm" svg:height="2.79cm" svg:x="11.6cm" svg:y="8.81cm">
          <text:p text:style-name="P12">Raspberry Pi</text:p>
          <text:p text:style-name="P12">172.16.1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5" draw:layer="layout" draw:type="curve" svg:x1="21.65cm" svg:y1="8.1cm" svg:x2="17.6cm" svg:y2="10.205cm" draw:start-shape="id63" draw:start-glue-point="3" draw:end-shape="id62" draw:end-glue-point="1" svg:d="M21650 8100c-3037 0-1013 2105-4050 2105" svg:viewBox="0 0 4051 2106">
          <text:p text:style-name="P14"><text:span text:style-name="T6"/></text:p>
          <text:p text:style-name="P14"><text:span text:style-name="T6"/></text:p>
        </draw:connector>
        <draw:connector draw:style-name="gr55" draw:text-style-name="P15" draw:layer="layout" draw:type="curve" svg:x1="21.65cm" svg:y1="12.555cm" svg:x2="17.6cm" svg:y2="10.205cm" draw:start-shape="id64" draw:start-glue-point="3" draw:end-shape="id62" draw:end-glue-point="1" svg:d="M21650 12555c-3037 0-1013-2350-4050-2350" svg:viewBox="0 0 4051 2351">
          <text:p/>
        </draw:connector>
        <draw:connector draw:style-name="gr55" draw:text-style-name="P15" draw:layer="layout" draw:type="curve" svg:x1="14.6cm" svg:y1="11.6cm" svg:x2="11.3cm" svg:y2="15cm" draw:start-shape="id62" draw:start-glue-point="2" draw:end-shape="id65" draw:end-glue-point="0" svg:d="M14600 11600c0 2551-3300 852-3300 3400" svg:viewBox="0 0 3301 3401">
          <text:p/>
        </draw:connector>
        <draw:connector draw:style-name="gr55" draw:text-style-name="P15" draw:layer="layout" draw:type="curve" svg:x1="14.6cm" svg:y1="11.6cm" svg:x2="19cm" svg:y2="15.345cm" draw:start-shape="id62" draw:start-glue-point="2" draw:end-shape="id66" draw:end-glue-point="0" svg:d="M14600 11600c0 2809 4400 937 4400 3745" svg:viewBox="0 0 4401 3746">
          <text:p/>
        </draw:connector>
        <draw:connector draw:style-name="gr55" draw:text-style-name="P15" draw:layer="layout" draw:type="curve" svg:x1="14.6cm" svg:y1="7.2cm" svg:x2="14.6cm" svg:y2="8.81cm" draw:start-shape="id67" draw:start-glue-point="2" draw:end-shape="id62" draw:end-glue-point="0" svg:d="M14600 7200v1610" svg:viewBox="0 0 1 1611">
          <text:p/>
        </draw:connector>
        <draw:custom-shape draw:style-name="gr56" draw:text-style-name="P13" xml:id="id65" draw:id="id65" draw:layer="layout" svg:width="6cm" svg:height="3cm" svg:x="8.3cm" svg:y="15cm">
          <text:p text:style-name="P12">Front Arduino Input</text:p>
          <text:p text:style-name="P12">172.16.1.11</text:p>
          <text:p text:style-name="P12">Device ID: 1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xml:id="id63" draw:id="id63" draw:layer="layout" svg:width="6cm" svg:height="3cm" svg:x="21.65cm" svg:y="6.6cm">
          <text:p text:style-name="P12">Right Arduino Input</text:p>
          <text:p text:style-name="P12">172.16.1.12</text:p>
          <text:p text:style-name="P12">Device ID: 2 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00.033322225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xml:id="id64" draw:id="id64" draw:layer="layout" svg:width="6cm" svg:height="2.31cm" svg:x="21.65cm" svg:y="11.4cm">
          <text:p text:style-name="P12">Right Arduino Output</text:p>
          <text:p text:style-name="P12">172.16.1.2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3" xml:id="id68" draw:id="id68" draw:layer="layout" svg:width="6cm" svg:height="2.31cm" svg:x="2.1cm" svg:y="11.4cm">
          <text:p text:style-name="P12">Left Arduino Output</text:p>
          <text:p text:style-name="P12">172.16.1.2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3" xml:id="id66" draw:id="id66" draw:layer="layout" svg:width="6cm" svg:height="2.31cm" svg:x="16cm" svg:y="15.345cm">
          <text:p text:style-name="P12">Front Arduino Output</text:p>
          <text:p text:style-name="P12">172.16.1.2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5" draw:layer="layout" draw:type="curve" svg:x1="11.6cm" svg:y1="10.205cm" svg:x2="8.1cm" svg:y2="12.555cm" draw:start-shape="id62" draw:start-glue-point="3" draw:end-shape="id68" draw:end-glue-point="1" svg:d="M11600 10205c-2625 0-875 2350-3500 2350" svg:viewBox="0 0 3501 2351">
          <text:p/>
        </draw:connector>
        <draw:custom-shape draw:style-name="gr61" draw:text-style-name="P17" xml:id="id67" draw:id="id67" draw:layer="layout" svg:width="6cm" svg:height="2.79cm" svg:x="11.6cm" svg:y="4.41cm">
          <text:p text:style-name="P14"><text:span text:style-name="T8">Sim PC</text:span></text:p>
          <text:p text:style-name="P14"><text:span text:style-name="T8">172.16.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1" draw:layer="layout" svg:width="7.7cm" svg:height="2.384cm" svg:x="1.2cm" svg:y="18.1cm">
          <draw:text-box>
            <text:p>Inputs – 172.16.1.10-17</text:p>
            <text:p>Outputs – 172.16.1.20-2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20-03-28T08:04:44.975490964</dc:date>
    <meta:editing-duration>PT1H35M15S</meta:editing-duration>
    <meta:editing-cycles>20</meta:editing-cycles>
    <meta:generator>LibreOffice/6.1.5.2$MacOSX_X86_64 LibreOffice_project/90f8dcf33c87b3705e78202e3df5142b201bd805</meta:generator>
    <meta:print-date>2020-03-28T08:04:48.148940796</meta:print-date>
    <meta:document-statistic meta:object-count="154"/>
  </office:meta>
</office:document-meta>
</file>